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style:paragraph-properties fo:text-align="justify" style:justify-single-word="false"/>
      <style:text-properties officeooo:paragraph-rsid="0018401c"/>
    </style:style>
    <style:style style:name="P2" style:family="paragraph" style:parent-style-name="Text_20_body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3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4" style:family="paragraph" style:parent-style-name="Text_20_body" style:list-style-name="L27">
      <style:paragraph-properties fo:margin-top="0cm" fo:margin-bottom="0cm" loext:contextual-spacing="false" fo:line-height="150%" fo:text-align="justify" style:justify-single-word="false"/>
      <style:text-properties officeooo:paragraph-rsid="0018401c"/>
    </style:style>
    <style:style style:name="P5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6" style:family="paragraph" style:parent-style-name="Text_20_body" style:list-style-name="L27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7" style:family="paragraph" style:parent-style-name="Text_20_body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officeooo:paragraph-rsid="0018401c"/>
    </style:style>
    <style:style style:name="P8" style:family="paragraph" style:parent-style-name="Text_20_body" style:list-style-name="L28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officeooo:paragraph-rsid="0018401c"/>
    </style:style>
    <style:style style:name="P9" style:family="paragraph" style:parent-style-name="Text_20_body" style:list-style-name="L30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officeooo:paragraph-rsid="0018401c"/>
    </style:style>
    <style:style style:name="P10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1" style:family="paragraph" style:parent-style-name="Text_20_body" style:list-style-name="L29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2" style:family="paragraph" style:parent-style-name="Text_20_body" style:list-style-name="L3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3" style:family="paragraph" style:parent-style-name="Text_20_body" style:list-style-name="L34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4" style:family="paragraph" style:parent-style-name="Text_20_body" style:list-style-name="L3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5" style:family="paragraph" style:parent-style-name="Text_20_body" style:list-style-name="L38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6" style:family="paragraph" style:parent-style-name="Text_20_body" style:list-style-name="L40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7" style:family="paragraph" style:parent-style-name="Text_20_body" style:list-style-name="L41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8" style:family="paragraph" style:parent-style-name="Text_20_body" style:list-style-name="L42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9" style:family="paragraph" style:parent-style-name="Text_20_body" style:list-style-name="L4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0" style:family="paragraph" style:parent-style-name="Text_20_body" style:list-style-name="L44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1" style:family="paragraph" style:parent-style-name="Text_20_body" style:list-style-name="L47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2" style:family="paragraph" style:parent-style-name="Text_20_body" style:list-style-name="L48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3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24" style:family="paragraph" style:parent-style-name="Text_20_body" style:list-style-name="L49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25" style:family="paragraph" style:parent-style-name="Text_20_body" style:list-style-name="L50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26" style:family="paragraph" style:parent-style-name="Text_20_body" style:list-style-name="L51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27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8" style:family="paragraph" style:parent-style-name="Text_20_body" style:list-style-name="L31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9" style:family="paragraph" style:parent-style-name="Text_20_body" style:list-style-name="L37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0" style:family="paragraph" style:parent-style-name="Text_20_body" style:list-style-name="L4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1" style:family="paragraph" style:parent-style-name="Text_20_body" style:list-style-name="L28">
      <loext:graphic-properties draw:fill="none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018401c"/>
    </style:style>
    <style:style style:name="P32" style:family="paragraph" style:parent-style-name="Text_20_body" style:list-style-name="L30">
      <loext:graphic-properties draw:fill="none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018401c"/>
    </style:style>
    <style:style style:name="P33" style:family="paragraph" style:parent-style-name="Text_20_body" style:list-style-name="L31">
      <loext:graphic-properties draw:fill="none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018401c"/>
    </style:style>
    <style:style style:name="P34" style:family="paragraph" style:parent-style-name="Text_20_body" style:list-style-name="L29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35" style:family="paragraph" style:parent-style-name="Text_20_body" style:list-style-name="L32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36" style:family="paragraph" style:parent-style-name="Text_20_body" style:list-style-name="L34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37" style:family="paragraph" style:parent-style-name="Text_20_body" style:list-style-name="L35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38" style:family="paragraph" style:parent-style-name="Text_20_body" style:list-style-name="L3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39" style:family="paragraph" style:parent-style-name="Text_20_body" style:list-style-name="L3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40" style:family="paragraph" style:parent-style-name="Text_20_body" style:list-style-name="L38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41" style:family="paragraph" style:parent-style-name="Text_20_body" style:list-style-name="L4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42" style:family="paragraph" style:parent-style-name="Text_20_body" style:list-style-name="L4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43" style:family="paragraph" style:parent-style-name="Text_20_body" style:list-style-name="L48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44" style:family="paragraph" style:parent-style-name="Text_20_body" style:list-style-name="L49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45" style:family="paragraph" style:parent-style-name="Text_20_body" style:list-style-name="L50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46" style:family="paragraph" style:parent-style-name="Text_20_body" style:list-style-name="L5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47" style:family="paragraph" style:parent-style-name="Text_20_body" style:list-style-name="L32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8" style:family="paragraph" style:parent-style-name="Text_20_body" style:list-style-name="L39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9" style:family="paragraph" style:parent-style-name="Text_20_body" style:list-style-name="L45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50" style:family="paragraph" style:parent-style-name="Heading_20_2">
      <style:paragraph-properties fo:line-height="115%" fo:text-align="justify" style:justify-single-word="false"/>
      <style:text-properties officeooo:paragraph-rsid="0018401c"/>
    </style:style>
    <style:style style:name="P51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52" style:family="paragraph" style:parent-style-name="Heading_20_1">
      <style:paragraph-properties fo:line-height="115%" fo:text-align="justify" style:justify-single-word="false"/>
      <style:text-properties officeooo:paragraph-rsid="0018401c"/>
    </style:style>
    <style:style style:name="P53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54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55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018401c"/>
    </style:style>
    <style:style style:name="P56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T1" style:family="text">
      <style:text-properties officeooo:rsid="000fb31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fb311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fb311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text-underline-style="none"/>
    </style:style>
    <style:style style:name="T8" style:family="text">
      <style:text-properties style:use-window-font-color="true" style:text-underline-style="none" officeooo:rsid="000fb311"/>
    </style:style>
    <style:style style:name="T9" style:family="text">
      <style:text-properties style:use-window-font-color="true" officeooo:rsid="000fb311"/>
    </style:style>
    <style:style style:name="T10" style:family="text">
      <style:text-properties style:use-window-font-color="true" style:text-underline-style="solid" style:text-underline-width="auto" style:text-underline-color="font-color"/>
    </style:style>
    <style:style style:name="T11" style:family="text">
      <style:text-properties style:use-window-font-color="true" style:text-underline-style="solid" style:text-underline-width="auto" style:text-underline-color="font-color" officeooo:rsid="000fb31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<text:span text:style-name="Strong_20_Emphasis"><text:span text:style-name="T7">Planejamento</text:span></text:span></text:h>
      <text:h text:style-name="P50" text:outline-level="2"><text:span text:style-name="T8">1</text:span><text:span text:style-name="T7">.1</text:span><text:span text:style-name="Strong_20_Emphasis"><text:span text:style-name="T7">Visão Geral</text:span></text:span></text:h>
      <text:p text:style-name="P2"><text:tab/></text:p>
      <text:h text:style-name="P50" text:outline-level="2"><text:span text:style-name="T8">1</text:span><text:span text:style-name="T7">.2</text:span><text:span text:style-name="Strong_20_Emphasis"><text:span text:style-name="T7">Pré-requisitos</text:span></text:span></text:h>
      <text:list xml:id="list4946393851257092699" text:style-name="L1">
        <text:list-item>
          <text:p text:style-name="P5">Solicitação do projeto aprovada; </text:p>
        </text:list-item>
        <text:list-item>
          <text:p text:style-name="P3">Gerente de projeto definido. </text:p>
        </text:list-item>
      </text:list>
      <text:h text:style-name="P50" text:outline-level="2" text:is-list-header="true"><text:span text:style-name="T8">1</text:span><text:span text:style-name="T7">.3</text:span><text:span text:style-name="Strong_20_Emphasis"><text:span text:style-name="T7">Fatores críticos de sucesso:</text:span></text:span></text:h>
      <text:list xml:id="list1606808198270769389" text:style-name="L27">
        <text:list-header>
          <text:p text:style-name="P6"/>
        </text:list-header>
      </text:list>
      <text:h text:style-name="P50" text:outline-level="2" text:is-list-header="true"><text:span text:style-name="T8">1</text:span><text:span text:style-name="T7">.4</text:span><text:span text:style-name="Strong_20_Emphasis"><text:span text:style-name="T7">Atividades</text:span></text:span></text:h>
      <text:p text:style-name="P2"/>
      <text:h text:style-name="P55" text:outline-level="3"><text:span text:style-name="T8">1</text:span><text:span text:style-name="T7">.4.1</text:span>Desenvolver o plano de gerenciamento do projeto (4.2-PMBOK)</text:h>
      <text:p text:style-name="P27"><text:tab/></text:p>
      <text:p text:style-name="P10"><text:span text:style-name="Strong_20_Emphasis"><text:span text:style-name="T7">Checklist</text:span></text:span></text:p>
      <text:p text:style-name="P10"><text:span text:style-name="Strong_20_Emphasis"><text:span text:style-name="T7"/></text:span></text:p>
      <text:p text:style-name="P10"><text:span text:style-name="Strong_20_Emphasis"><text:span text:style-name="T7">Plano de projeto concluído e aprovado.</text:span></text:span></text:p>
      <text:p text:style-name="P10"><text:span text:style-name="Strong_20_Emphasis"><text:span text:style-name="T7">Linhas de base de prazo, custo e escopo salvas após a aprovação do plano do projeto</text:span></text:span><text:span text:style-name="T7">.</text:span></text:p>
      <text:p text:style-name="P10"><text:span text:style-name="Strong_20_Emphasis"><text:span text:style-name="T7">Finalidade</text:span></text:span><text:span text:style-name="T7">: descrever como o projeto será executado, monitorado, controlado e encerrado</text:span></text:p>
      <text:p text:style-name="P10"><text:span text:style-name="Strong_20_Emphasis"><text:span text:style-name="T7">Entrada</text:span></text:span><text:span text:style-name="T7">:Termo de Abertura do Projeto</text:span></text:p>
      <text:p text:style-name="P10"><text:span text:style-name="Strong_20_Emphasis"><text:span text:style-name="T7">Saída</text:span></text:span><text:span text:style-name="T7">: Plano de Gerenciamento do Projeto</text:span></text:p>
      <text:h text:style-name="P53" text:outline-level="3"><text:span text:style-name="T8">1</text:span><text:span text:style-name="T7">.4.2</text:span><text:span text:style-name="Strong_20_Emphasis"><text:span text:style-name="T7">Definir o escopo do projeto</text:span></text:span></text:h>
      <text:p text:style-name="P10"><text:span text:style-name="Strong_20_Emphasis"><text:span text:style-name="T7">Checklist</text:span></text:span></text:p>
      <text:p text:style-name="P10"><text:span text:style-name="Strong_20_Emphasis"><text:span text:style-name="T7">Finalidade</text:span></text:span><text:span text:style-name="T7">:Descrever de forma clara as entregas do projeto </text:span></text:p>
      <text:p text:style-name="P10"><text:span text:style-name="Strong_20_Emphasis"><text:span text:style-name="T7">Entrada</text:span></text:span><text:span text:style-name="T7">:Termo de Abertura do Projeto</text:span></text:p>
      <text:p text:style-name="P10"><text:span text:style-name="Strong_20_Emphasis"><text:span text:style-name="T7">Saída</text:span></text:span><text:span text:style-name="T7">:</text:span></text:p>
      <text:list xml:id="list8262354404144822336" text:style-name="L29">
        <text:list-item>
          <text:p text:style-name="P34"><text:span text:style-name="T7">Declaração de Escopo (Seção do Plano de Projeto ou Documento auxiliar); </text:span></text:p>
        </text:list-item>
        <text:list-item>
          <text:p text:style-name="P11"><text:span text:style-name="T7">Estrutura Analítica do Projeto (EAP ou WBS) </text:span></text:p>
        </text:list-item>
      </text:list>
      <text:h text:style-name="P53" text:outline-level="3" text:is-list-header="true"><text:soft-page-break/><text:span text:style-name="T8">1</text:span><text:span text:style-name="T7">.4.3Planejar o gerenciamento da qualidade (8.1-PMBOK)</text:span></text:h>
      <text:list xml:id="list2474219468062043914" text:style-name="L31">
        <text:list-header>
          <text:p text:style-name="P28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1">Tipos de critério</text:p>
          </table:table-cell>
          <table:table-cell table:style-name="Tabela1.B1" office:value-type="string">
            <text:p text:style-name="P51">Aplica para</text:p>
          </table:table-cell>
          <table:table-cell table:style-name="Tabela1.C1" office:value-type="string">
            <text:p text:style-name="P51">Descrição</text:p>
          </table:table-cell>
        </table:table-row>
        <table:table-row>
          <table:table-cell table:style-name="Tabela1.A2" office:value-type="string">
            <text:p text:style-name="P51">Critérios de aceitação</text:p>
          </table:table-cell>
          <table:table-cell table:style-name="Tabela1.B2" office:value-type="string">
            <text:p text:style-name="P51">Entregas e Projeto</text:p>
          </table:table-cell>
          <table:table-cell table:style-name="Tabela1.C2" office:value-type="string">
            <text:p text:style-name="P51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51">Pré-requisitos ou Dependências</text:p>
          </table:table-cell>
          <table:table-cell table:style-name="Tabela1.B3" office:value-type="string">
            <text:p text:style-name="P51">Atividades,  Entregas e Fases</text:p>
          </table:table-cell>
          <table:table-cell table:style-name="Tabela1.C3" office:value-type="string">
            <text:p text:style-name="P51">Define os pré-requisitos que devem estar disponíveis antes do início da atividade (materiais, pessoal, aprovações)</text:p>
          </table:table-cell>
        </table:table-row>
      </table:table>
      <text:p text:style-name="P10"><text:span text:style-name="Strong_20_Emphasis"><text:span text:style-name="T7"/></text:span></text:p>
      <text:p text:style-name="P10"><text:span text:style-name="Strong_20_Emphasis"><text:span text:style-name="T7">CheckList</text:span></text:span></text:p>
      <text:p text:style-name="P10"><text:span text:style-name="Strong_20_Emphasis"><text:span text:style-name="T7"/></text:span></text:p>
      <text:p text:style-name="P10"><text:span text:style-name="Strong_20_Emphasis"><text:span text:style-name="T7">Finalidade</text:span></text:span><text:span text:style-name="T7">: Identificar os requisitos e padrões de qualidade do projeto e suas entregas e documentar como será verificado a conformidade dos mesmos.</text:span></text:p>
      <text:p text:style-name="P10"><text:span text:style-name="Strong_20_Emphasis"><text:span text:style-name="T7">Entrada</text:span></text:span><text:span text:style-name="T7">:</text:span></text:p>
      <text:list xml:id="list3991455801507432026" text:style-name="L32">
        <text:list-header>
          <text:p text:style-name="P47"/>
        </text:list-header>
      </text:list>
      <text:p text:style-name="P10"><text:span text:style-name="Strong_20_Emphasis"><text:span text:style-name="T7">Saída</text:span></text:span><text:span text:style-name="T7">:</text:span></text:p>
      <text:list xml:id="list4774272028572187878" text:style-name="L33">
        <text:list-item>
          <text:p text:style-name="P12"><text:span text:style-name="T7">Plano de gerenciamento da qualidade Ou seção de qualidade no plano de projeto. </text:span></text:p>
        </text:list-item>
      </text:list>
      <text:h text:style-name="P54" text:outline-level="3"/>
      <text:h text:style-name="P53" text:outline-level="3"><text:span text:style-name="T8">1</text:span><text:span text:style-name="T7">.4.</text:span><text:span text:style-name="T8">4</text:span><text:span text:style-name="Strong_20_Emphasis"><text:span text:style-name="T7">Criar o cronograma e o orçamento do projeto</text:span></text:span></text:h>
      <text:p text:style-name="P10"><text:span text:style-name="Strong_20_Emphasis"><text:span text:style-name="T7"/></text:span></text:p>
      <text:p text:style-name="P10"><text:span text:style-name="Strong_20_Emphasis"><text:span text:style-name="T7">CheckList</text:span></text:span></text:p>
      <text:p text:style-name="P27"/>
      <text:p text:style-name="P10"><text:span text:style-name="Strong_20_Emphasis"><text:span text:style-name="T7">Finalidade</text:span></text:span><text:span text:style-name="T7">: Detalhar para cada pacote de trabalho, suas atividades. Para cada atividade definida, seus recursos necessários e duração prevista.</text:span></text:p>
      <text:p text:style-name="P10"><text:span text:style-name="Strong_20_Emphasis"><text:span text:style-name="T7">Entrada</text:span></text:span><text:span text:style-name="T7">:</text:span></text:p>
      <text:p text:style-name="P10"><text:span text:style-name="Strong_20_Emphasis"><text:span text:style-name="T7">Saída</text:span></text:span><text:span text:style-name="T7">:</text:span></text:p>
      <text:list xml:id="list6446334017690606184" text:style-name="L37">
        <text:list-item>
          <text:p text:style-name="P39"><text:span text:style-name="T7">Cronograma. </text:span></text:p>
        </text:list-item>
        <text:list-item>
          <text:p text:style-name="P29">Orçamento. </text:p>
        </text:list-item>
      </text:list>
      <text:h text:style-name="P54" text:outline-level="3" text:is-list-header="true"><text:soft-page-break/></text:h>
      <text:h text:style-name="P53" text:outline-level="3"><text:span text:style-name="T8">1</text:span><text:span text:style-name="T7">.4.</text:span><text:span text:style-name="T8">5</text:span><text:a xlink:type="simple" xlink:href="http://escritoriodeprojetos.com.br/planejar-o-gerenciamento-das-comunicacoes" text:style-name="Internet_20_link" text:visited-style-name="Visited_20_Internet_20_Link"><text:span text:style-name="T7">Planejar o gerenciamento das comunicações (10.1-PMBOK)</text:span></text:a></text:h>
      <text:p text:style-name="P10"><text:span text:style-name="Strong_20_Emphasis"><text:span text:style-name="T7"/></text:span></text:p>
      <text:p text:style-name="P10"><text:span text:style-name="Strong_20_Emphasis"><text:span text:style-name="T7">CheckList</text:span></text:span></text:p>
      <text:p text:style-name="P10"><text:span text:style-name="Strong_20_Emphasis"><text:span text:style-name="T7"/></text:span></text:p>
      <text:p text:style-name="P10"><text:span text:style-name="Strong_20_Emphasis"><text:span text:style-name="T7">Finalidade</text:span></text:span><text:span text:style-name="T7">: Determinar as necessidades de informação das partes interessadas no projeto e definir quem irá gerá-la e quem irá recebê-la, quando e como será comunicada.</text:span></text:p>
      <text:p text:style-name="P10"><text:span text:style-name="Strong_20_Emphasis"><text:span text:style-name="T7">Entrada</text:span></text:span><text:span text:style-name="T7">:</text:span></text:p>
      <text:list xml:id="list3462665586992654861" text:style-name="L39">
        <text:list-header>
          <text:p text:style-name="P48"/>
        </text:list-header>
      </text:list>
      <text:p text:style-name="P10"><text:span text:style-name="Strong_20_Emphasis"><text:span text:style-name="T7">Saída</text:span></text:span><text:span text:style-name="T7">: Plano de gerenciamento das comunicações ou Seção do plano de projeto atualizada.</text:span></text:p>
      <text:h text:style-name="P54" text:outline-level="3"/>
      <text:h text:style-name="P53" text:outline-level="3"><text:span text:style-name="T8">1</text:span><text:span text:style-name="T7">.4.</text:span><text:span text:style-name="T8">6</text:span><text:span text:style-name="Strong_20_Emphasis"><text:span text:style-name="T7">Analisar os riscos</text:span></text:span></text:h>
      <text:p text:style-name="P10"><text:span text:style-name="Strong_20_Emphasis"><text:span text:style-name="T7"/></text:span></text:p>
      <text:p text:style-name="P10"><text:span text:style-name="Strong_20_Emphasis"><text:span text:style-name="T7">CheckList</text:span></text:span></text:p>
      <text:p text:style-name="P27"/>
      <text:p text:style-name="P10"><text:span text:style-name="Strong_20_Emphasis"><text:span text:style-name="T7">Finalidade</text:span></text:span><text:span text:style-name="T7">:</text:span></text:p>
      <text:list xml:id="list6675986114158559180" text:style-name="L45">
        <text:list-item>
          <text:p text:style-name="P49">Aumentar a probabilidade e o impacto dos eventos positivos e </text:p>
        </text:list-item>
        <text:list-item>
          <text:p text:style-name="P30">Diminuir a probabilidade e o impacto dos eventos adversos ao projeto. </text:p>
        </text:list-item>
      </text:list>
      <text:p text:style-name="P10"><text:span text:style-name="Strong_20_Emphasis"><text:span text:style-name="T7">Entrada</text:span></text:span><text:span text:style-name="T7">:</text:span></text:p>
      <text:p text:style-name="P10"><text:span text:style-name="Strong_20_Emphasis"><text:span text:style-name="T7">Saída</text:span></text:span><text:span text:style-name="T7">:</text:span></text:p>
      <text:p text:style-name="P10"><text:a xlink:type="simple" xlink:href="http://escritoriodeprojetos.com.br/component/jdownloads/send/8-modelos/6-plano-de-gerenciamento-dos-riscos" text:style-name="Internet_20_link" text:visited-style-name="Visited_20_Internet_20_Link"><text:span text:style-name="T7">Plano complementar de riscos</text:span></text:a></text:p>
      <text:h text:style-name="P54" text:outline-level="3"/>
      <text:h text:style-name="P53" text:outline-level="3"><text:span text:style-name="T8">1</text:span><text:span text:style-name="T7">.4.</text:span><text:span text:style-name="T8">7</text:span><text:span text:style-name="Strong_20_Emphasis"><text:span text:style-name="T7">Determinar o controle integrado de mudanças</text:span></text:span></text:h>
      <text:p text:style-name="P10"><text:span text:style-name="Strong_20_Emphasis"><text:span text:style-name="T7">Ferramenta</text:span></text:span><text:span text:style-name="T7">: Sistema de gestão de configuração com controle integrado de mudanças.</text:span></text:p>
      <text:p text:style-name="P10"><text:span text:style-name="Strong_20_Emphasis"><text:span text:style-name="T7">CheckList</text:span></text:span></text:p>
      <text:p text:style-name="P27"/>
      <text:h text:style-name="P50" text:outline-level="2"><text:span text:style-name="T8">1</text:span><text:span text:style-name="T7">.5</text:span><text:span text:style-name="Strong_20_Emphasis"><text:span text:style-name="T7">Saída</text:span></text:span></text:h>
      <text:h text:style-name="P56" text:outline-level="3"><text:span text:style-name="T8">1</text:span><text:span text:style-name="T7">.5.1</text:span><text:span text:style-name="Strong_20_Emphasis"><text:span text:style-name="T7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1:47.569622531</meta:creation-date>
    <dc:date>2016-08-30T15:22:47.363914812</dc:date>
    <meta:editing-duration>PT10M58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3" meta:paragraph-count="67" meta:word-count="356" meta:character-count="2435" meta:non-whitespace-character-count="2140"/>
  </office:meta>
</office:document-meta>
</file>